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 svg:font-family="Consola"/>
    <style:font-face style:name="TeX Gyre Termes" svg:font-family="'TeX Gyre Termes'"/>
    <style:font-face style:name="Arial1"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3.184cm"/>
    </style:style>
    <style:style style:name="Table1.B" style:family="table-column">
      <style:table-column-properties style:column-width="3.18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A10"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14pt" officeooo:paragraph-rsid="000bcbc4" style:font-size-asian="14pt" style:font-size-complex="14pt"/>
    </style:style>
    <style:style style:name="P5" style:family="paragraph" style:parent-style-name="Standard">
      <style:paragraph-properties fo:text-align="justify" style:justify-single-word="false"/>
      <style:text-properties fo:font-size="12pt" officeooo:paragraph-rsid="0032ffd1" style:font-size-asian="12pt" style:font-size-complex="12pt"/>
    </style:style>
    <style:style style:name="P6" style:family="paragraph" style:parent-style-name="Standard">
      <style:text-properties fo:font-size="12pt" officeooo:paragraph-rsid="0032ffd1" style:font-size-asian="12pt" style:font-size-complex="12pt"/>
    </style:style>
    <style:style style:name="P7" style:family="paragraph" style:parent-style-name="Standard">
      <style:paragraph-properties fo:text-align="justify" style:justify-single-word="false"/>
      <style:text-properties officeooo:paragraph-rsid="0032ffd1"/>
    </style:style>
    <style:style style:name="P8" style:family="paragraph" style:parent-style-name="Title">
      <style:text-properties fo:font-size="36pt" style:font-size-asian="36pt" style:font-size-complex="36pt"/>
    </style:style>
    <style:style style:name="P9" style:family="paragraph" style:parent-style-name="Title">
      <style:paragraph-properties fo:text-align="center" style:justify-single-word="false"/>
      <style:text-properties fo:font-size="40pt" style:font-size-asian="40pt" style:font-size-complex="40pt"/>
    </style:style>
    <style:style style:name="P10" style:family="paragraph" style:parent-style-name="Title">
      <style:paragraph-properties fo:text-align="center" style:justify-single-word="false"/>
      <style:text-properties fo:font-size="22pt" officeooo:paragraph-rsid="000bcbc4" style:font-size-asian="22pt" style:font-size-complex="22pt"/>
    </style:style>
    <style:style style:name="P11" style:family="paragraph" style:parent-style-name="Title">
      <style:paragraph-properties fo:text-align="center" style:justify-single-word="false"/>
      <style:text-properties fo:font-size="6pt" officeooo:paragraph-rsid="000bcbc4" style:font-size-asian="5.25pt" style:font-size-complex="6pt"/>
    </style:style>
    <style:style style:name="P1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2pt" fo:font-weight="bold" officeooo:paragraph-rsid="0032ffd1" style:font-size-asian="12pt" style:font-weight-asian="bold" style:font-size-complex="12pt"/>
    </style:style>
    <style:style style:name="P1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2pt" officeooo:paragraph-rsid="0032ffd1" style:font-size-asian="12pt" style:font-size-complex="12pt"/>
    </style:style>
    <style:style style:name="P14" style:family="paragraph" style:parent-style-name="Heading_20_1">
      <style:text-properties fo:font-size="21pt" officeooo:rsid="0032ffd1" officeooo:paragraph-rsid="0032ffd1" style:font-size-asian="21pt" style:font-size-complex="21pt"/>
    </style:style>
    <style:style style:name="P15" style:family="paragraph" style:parent-style-name="Heading_20_1">
      <style:text-properties fo:font-size="21pt" officeooo:rsid="002dd102" officeooo:paragraph-rsid="002dd102" style:font-size-asian="21pt" style:font-size-complex="21pt"/>
    </style:style>
    <style:style style:name="P16" style:family="paragraph" style:parent-style-name="Heading_20_1">
      <style:paragraph-properties fo:break-before="page"/>
      <style:text-properties fo:font-size="21pt" officeooo:rsid="000bcbc4" officeooo:paragraph-rsid="000bcbc4" style:font-size-asian="21pt" style:font-size-complex="21pt"/>
    </style:style>
    <style:style style:name="P17" style:family="paragraph" style:parent-style-name="Standard">
      <style:paragraph-properties fo:text-align="justify" style:justify-single-word="false"/>
      <style:text-properties fo:font-size="12pt" officeooo:rsid="000d4866" officeooo:paragraph-rsid="000d4866" style:font-size-asian="10.5pt" style:font-size-complex="12pt"/>
    </style:style>
    <style:style style:name="P18" style:family="paragraph" style:parent-style-name="Standard">
      <style:paragraph-properties fo:text-align="justify" style:justify-single-word="false"/>
      <style:text-properties fo:font-size="12pt" officeooo:rsid="00379e2e" officeooo:paragraph-rsid="00379e2e" style:font-size-asian="10.5pt" style:font-size-complex="12pt"/>
    </style:style>
    <style:style style:name="P19" style:family="paragraph" style:parent-style-name="Standard">
      <style:paragraph-properties fo:text-align="justify" style:justify-single-word="false"/>
      <style:text-properties fo:font-size="12pt" officeooo:rsid="00379e2e" officeooo:paragraph-rsid="00383d0d" style:font-size-asian="10.5pt" style:font-size-complex="12pt"/>
    </style:style>
    <style:style style:name="P20" style:family="paragraph" style:parent-style-name="Standard">
      <style:paragraph-properties fo:text-align="justify" style:justify-single-word="false"/>
      <style:text-properties fo:font-size="12pt" officeooo:rsid="00383d0d" officeooo:paragraph-rsid="00383d0d" style:font-size-asian="10.5pt" style:font-size-complex="12pt"/>
    </style:style>
    <style:style style:name="P21" style:family="paragraph" style:parent-style-name="Standard">
      <style:paragraph-properties fo:text-align="justify" style:justify-single-word="false"/>
      <style:text-properties fo:font-size="12pt" officeooo:rsid="0039a88f" officeooo:paragraph-rsid="0039a88f" style:font-size-asian="10.5pt" style:font-size-complex="12pt"/>
    </style:style>
    <style:style style:name="P2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2pt" officeooo:rsid="003b48af" officeooo:paragraph-rsid="003b48af" style:font-size-asian="12pt" style:font-size-complex="12pt"/>
    </style:style>
    <style:style style:name="P2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2pt" officeooo:rsid="003ba5cf" officeooo:paragraph-rsid="003ba5cf" style:font-size-asian="12pt" style:font-size-complex="12pt"/>
    </style:style>
    <style:style style:name="P2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2pt" officeooo:rsid="003ca0da" officeooo:paragraph-rsid="003ca0da" style:font-size-asian="12pt" style:font-size-complex="12pt"/>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2pt" officeooo:rsid="003db0db" officeooo:paragraph-rsid="003db0db" style:font-size-asian="12pt" style:font-size-complex="12pt"/>
    </style:style>
    <style:style style:name="P2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2pt" officeooo:rsid="003dcc89" officeooo:paragraph-rsid="003dcc89" style:font-size-asian="12pt" style:font-size-complex="12pt"/>
    </style:style>
    <style:style style:name="P2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2pt" fo:font-weight="bold" officeooo:paragraph-rsid="0032ffd1" style:font-size-asian="12pt" style:font-weight-asian="bold" style:font-size-complex="12pt"/>
    </style:style>
    <style:style style:name="P28"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fo:font-size="12pt" fo:font-weight="bold" officeooo:rsid="003ba5cf" officeooo:paragraph-rsid="003ba5cf" style:font-size-asian="12pt" style:font-weight-asian="bold" style:font-size-complex="12pt"/>
    </style:style>
    <style:style style:name="P29" style:family="paragraph" style:parent-style-name="Title" style:master-page-name="First_20_Page">
      <style:paragraph-properties style:page-number="auto"/>
      <style:text-properties fo:font-size="36pt" style:font-size-asian="36pt" style:font-size-complex="36pt"/>
    </style:style>
    <style:style style:name="T1" style:family="text">
      <style:text-properties fo:font-size="12pt" officeooo:rsid="002f7d76" style:font-size-asian="10.5pt" style:font-size-complex="12pt"/>
    </style:style>
    <style:style style:name="T2" style:family="text">
      <style:text-properties fo:font-size="12pt" officeooo:rsid="0033e6e3" style:font-size-asian="10.5pt" style:font-size-complex="12pt"/>
    </style:style>
    <style:style style:name="T3" style:family="text">
      <style:text-properties fo:font-size="12pt" officeooo:rsid="003b48af" style:font-size-asian="10.5pt" style:font-size-complex="12pt"/>
    </style:style>
    <style:style style:name="T4" style:family="text">
      <style:text-properties fo:font-size="12pt" officeooo:rsid="003ba5cf" style:font-size-asian="10.5pt" style:font-size-complex="12pt"/>
    </style:style>
    <style:style style:name="T5" style:family="text">
      <style:text-properties fo:font-size="12pt" style:font-size-asian="12pt" style:font-size-complex="12pt"/>
    </style:style>
    <style:style style:name="T6" style:family="text">
      <style:text-properties fo:font-size="12pt" officeooo:rsid="002f7d76" style:font-size-asian="12pt" style:font-size-complex="12pt"/>
    </style:style>
    <style:style style:name="T7" style:family="text">
      <style:text-properties officeooo:rsid="0035ad0d"/>
    </style:style>
    <style:style style:name="T8" style:family="text">
      <style:text-properties officeooo:rsid="00383d0d"/>
    </style:style>
    <style:style style:name="T9" style:family="text">
      <style:text-properties officeooo:rsid="0039a88f"/>
    </style:style>
    <style:style style:name="T10" style:family="text">
      <style:text-properties officeooo:rsid="003ca0da"/>
    </style:style>
    <style:style style:name="T11" style:family="text">
      <style:text-properties officeooo:rsid="003db0db"/>
    </style:style>
    <style:style style:name="T12" style:family="text">
      <style:text-properties officeooo:rsid="003dcc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_77qnu9tsu1qi"/></text:p>
      <text:p text:style-name="P8"><text:bookmark text:name="_cpq5q9jltinq"/></text:p>
      <text:p text:style-name="P8"><text:bookmark text:name="_oqp8m5jvizr3"/></text:p>
      <text:p text:style-name="P9"><text:bookmark text:name="_vsrst8mv092"/>Algoritmia Básica</text:p>
      <text:p text:style-name="P11"/>
      <text:p text:style-name="P10">Práctica 1: Compresor de ficheros basado en el código Huffm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Andrés Gavín Murillo 716358</text:p>
      <text:p text:style-name="P4">Andrew Mackay 737069<text:bookmark text:name="_xdm8lsxabmoe"/><text:bookmark text:name="_2p7mb9hd58pq"/></text:p>
      <text:p text:style-name="P16">Descripción del problema</text:p>
      <text:p text:style-name="P17">Se trata de un problema <text:span text:style-name="T7">de compresión y descompresión de ficheros mediante el algoritmo de Huffman. Para ello se utiliza un código de longitud variable, dando codificaciones cortas a los símbolos más frecuentes y largas a los menos frecuentes.</text:span></text:p>
      <text:p text:style-name="P15">Decisiones tomadas</text:p>
      <text:p text:style-name="P18">Al comienzo del fichero de salida se almacena el árbol lexicográfico de código libre. <text:span text:style-name="T8">Primero almacena todas las frecuencias y luego todos los símbolos, recorriendo el árbol en in-orden.</text:span></text:p>
      <text:p text:style-name="P18"/>
      <text:p text:style-name="P18">Los símbolos son de 1 byte cada uno.</text:p>
      <text:p text:style-name="P19">Los símbolos codificados equivalen a un número de bits (menores, mayores o iguales a 1 byte, dependiendo del símbolo codificado). <text:span text:style-name="T8">L</text:span>os bits resultantes <text:span text:style-name="T8">s</text:span>e almacenan en un buffer hasta poder separarlos en bytes y volcarlos al fichero de salida. Como pueden quedar <text:span text:style-name="T8">los últimos </text:span>bits <text:span text:style-name="T8">sin </text:span>que lleguen a formar 1 byte, al final del fichero de salida se guarda el número de bits descolocados (para su posterior decodificación).</text:p>
      <text:p text:style-name="P19"/>
      <text:p text:style-name="P21">Se ha creado un TAD de tipo árbol, que representa un árbol binario, formado por nodos <text:span text:style-name="T8">(</text:span>valor: <text:span text:style-name="T8">símbolo, </text:span>clave: <text:span text:style-name="T8">frecuencia)</text:span> que a su vez son del tipo árbol para almacenar el árbol lexicográfico.</text:p>
      <text:p text:style-name="P19"/>
      <text:p text:style-name="P20">Se ha creado un heap de mínimos para crear el árbol lexicográfico, es decir, se obtienen los nodos <text:span text:style-name="T9">hoja </text:span>correspondientes a cada símbolo <text:span text:style-name="T9">y se insertan en el heap. A continuación, se extraen del heap los dos nodos con menor frecuencia y se unen (nodo padre que suma sus frecuencias), insertando el nodo resultante al heap. Finaliza cuando en el heap solo queda un nodo, que es el árbol lexicográfico de código libre de prefijos óptimo.</text:span></text:p>
      <text:p text:style-name="P20"/>
      <text:p text:style-name="P20"/>
      <text:p text:style-name="P20"/>
      <text:p text:style-name="P20"/>
      <text:p text:style-name="P20"/>
      <text:p text:style-name="P20"/>
      <text:p text:style-name="P20"/>
      <text:p text:style-name="P14"><text:soft-page-break/>Pruebas realizadas y análisis de resultados</text:p>
      <text:p text:style-name="P7"><text:span text:style-name="T1">Para comprobar el funcionamiento del algoritmo y analizar su eficacia, se han realizado varias pruebas con ficheros de distinto tamaño. Concretamente, se han utilizado ficheros con tamaños de 10KB a 1MB descargados de la página <text:s text:c="2"/></text:span><text:a xlink:type="simple" xlink:href="https://sample-videos.com/download-sample-text-file.php" text:style-name="Internet_20_link" text:visited-style-name="Visited_20_Internet_20_Link"><text:span text:style-name="T5">https://sample-videos.com/download-sample-text-file.php</text:span></text:a><text:span text:style-name="T1">. Por otro lado, también se ha utilizado un fichero que contiene una versión de “El Quijote” de 2.19MB obtenido en: </text:span><text:a xlink:type="simple" xlink:href="https://www.gutenberg.org/cache/epub/2000/pg2000.txt" text:style-name="Internet_20_link" text:visited-style-name="Visited_20_Internet_20_Link"><text:span text:style-name="T1">https://www.gutenberg.org/cache/epub/2000/pg2000.txt</text:span></text:a><text:span text:style-name="T1">. </text:span><text:span text:style-name="T3">También se ha comprimido el ejecutable “huf” para comprobar que funcionaba correctamente una vez descomprimido.</text:span><text:span text:style-name="T1"> Las pruebas han sido realizadas en </text:span><text:span text:style-name="T2">H</text:span><text:span text:style-name="T1">endrix y los tiempos se han obtenido realizando una media de 10 intentos </text:span><text:span text:style-name="T4">(mediante la herramienta “time”, y utilizando el resultado “real”)</text:span><text:span text:style-name="T1">. Los resu</text:span><text:span text:style-name="T6">ltados son los siguientes:</text:span></text:p>
      <text:p text:style-name="P5"/>
      <text:p text:style-name="P5"/>
      <table:table table:name="Table1" table:style-name="Table1">
        <table:table-column table:style-name="Table1.A"/>
        <table:table-column table:style-name="Table1.B" table:number-columns-repeated="4"/>
        <table:table-row table:style-name="Table1.1">
          <table:table-cell table:style-name="Table1.A1" office:value-type="string">
            <text:p text:style-name="P12">Fichero</text:p>
          </table:table-cell>
          <table:table-cell table:style-name="Table1.A1" office:value-type="string">
            <text:p text:style-name="P12">Tamaño</text:p>
            <text:p text:style-name="P12">(KB)</text:p>
          </table:table-cell>
          <table:table-cell table:style-name="Table1.A1" office:value-type="string">
            <text:p text:style-name="P12">Tamaño Comprimido</text:p>
            <text:p text:style-name="P28">(KB)</text:p>
          </table:table-cell>
          <table:table-cell table:style-name="Table1.A1" office:value-type="string">
            <text:p text:style-name="P12">Tiempo en comprimir</text:p>
            <text:p text:style-name="P28">(segundos)</text:p>
          </table:table-cell>
          <table:table-cell table:style-name="Table1.A1" office:value-type="string">
            <text:p text:style-name="P12">Tiempo en descomprimir</text:p>
            <text:p text:style-name="P28">(segundos)</text:p>
          </table:table-cell>
        </table:table-row>
        <table:table-row table:style-name="Table1.1">
          <table:table-cell table:style-name="Table1.A1" office:value-type="string">
            <text:p text:style-name="P13">10kb.txt</text:p>
          </table:table-cell>
          <table:table-cell table:style-name="Table1.A1" office:value-type="string">
            <text:p text:style-name="P24">9.3</text:p>
          </table:table-cell>
          <table:table-cell table:style-name="Table1.A1" office:value-type="string">
            <text:p text:style-name="P24">5.5</text:p>
          </table:table-cell>
          <table:table-cell table:style-name="Table1.A1" office:value-type="string">
            <text:p text:style-name="P24">0.057</text:p>
          </table:table-cell>
          <table:table-cell table:style-name="Table1.A1" office:value-type="string">
            <text:p text:style-name="P24">0.048</text:p>
          </table:table-cell>
        </table:table-row>
        <table:table-row table:style-name="Table1.1">
          <table:table-cell table:style-name="Table1.A1" office:value-type="string">
            <text:p text:style-name="P13">20kb.txt</text:p>
          </table:table-cell>
          <table:table-cell table:style-name="Table1.A1" office:value-type="string">
            <text:p text:style-name="P24">19</text:p>
          </table:table-cell>
          <table:table-cell table:style-name="Table1.A1" office:value-type="string">
            <text:p text:style-name="P25">11</text:p>
          </table:table-cell>
          <table:table-cell table:style-name="Table1.A1" office:value-type="string">
            <text:p text:style-name="P24">0.<text:span text:style-name="T11">064</text:span></text:p>
          </table:table-cell>
          <table:table-cell table:style-name="Table1.A1" office:value-type="string">
            <text:p text:style-name="P24">0.<text:span text:style-name="T11">073</text:span></text:p>
          </table:table-cell>
        </table:table-row>
        <table:table-row table:style-name="Table1.1">
          <table:table-cell table:style-name="Table1.A1" office:value-type="string">
            <text:p text:style-name="P13">50kb.txt</text:p>
          </table:table-cell>
          <table:table-cell table:style-name="Table1.A1" office:value-type="string">
            <text:p text:style-name="P24">49</text:p>
          </table:table-cell>
          <table:table-cell table:style-name="Table1.A1" office:value-type="string">
            <text:p text:style-name="P25">27</text:p>
          </table:table-cell>
          <table:table-cell table:style-name="Table1.A1" office:value-type="string">
            <text:p text:style-name="P24">0.<text:span text:style-name="T11">119</text:span></text:p>
          </table:table-cell>
          <table:table-cell table:style-name="Table1.A1" office:value-type="string">
            <text:p text:style-name="P24">0.<text:span text:style-name="T11">100</text:span></text:p>
          </table:table-cell>
        </table:table-row>
        <table:table-row table:style-name="Table1.1">
          <table:table-cell table:style-name="Table1.A1" office:value-type="string">
            <text:p text:style-name="P13">100kb.txt</text:p>
          </table:table-cell>
          <table:table-cell table:style-name="Table1.A1" office:value-type="string">
            <text:p text:style-name="P13">10<text:span text:style-name="T10">0</text:span></text:p>
          </table:table-cell>
          <table:table-cell table:style-name="Table1.A1" office:value-type="string">
            <text:p text:style-name="P25">54</text:p>
          </table:table-cell>
          <table:table-cell table:style-name="Table1.A1" office:value-type="string">
            <text:p text:style-name="P24">0.<text:span text:style-name="T11">189</text:span></text:p>
          </table:table-cell>
          <table:table-cell table:style-name="Table1.A1" office:value-type="string">
            <text:p text:style-name="P24">0.<text:span text:style-name="T11">164</text:span></text:p>
          </table:table-cell>
        </table:table-row>
        <table:table-row table:style-name="Table1.1">
          <table:table-cell table:style-name="Table1.A1" office:value-type="string">
            <text:p text:style-name="P13">200kb.txt</text:p>
          </table:table-cell>
          <table:table-cell table:style-name="Table1.A1" office:value-type="string">
            <text:p text:style-name="P24">199</text:p>
          </table:table-cell>
          <table:table-cell table:style-name="Table1.A1" office:value-type="string">
            <text:p text:style-name="P25">107</text:p>
          </table:table-cell>
          <table:table-cell table:style-name="Table1.A1" office:value-type="string">
            <text:p text:style-name="P24">0.<text:span text:style-name="T11">334</text:span></text:p>
          </table:table-cell>
          <table:table-cell table:style-name="Table1.A1" office:value-type="string">
            <text:p text:style-name="P24">0.<text:span text:style-name="T12">232</text:span></text:p>
          </table:table-cell>
        </table:table-row>
        <table:table-row table:style-name="Table1.1">
          <table:table-cell table:style-name="Table1.A1" office:value-type="string">
            <text:p text:style-name="P13">500kb.txt</text:p>
          </table:table-cell>
          <table:table-cell table:style-name="Table1.A1" office:value-type="string">
            <text:p text:style-name="P24">499</text:p>
          </table:table-cell>
          <table:table-cell table:style-name="Table1.A1" office:value-type="string">
            <text:p text:style-name="P25">268</text:p>
          </table:table-cell>
          <table:table-cell table:style-name="Table1.A1" office:value-type="string">
            <text:p text:style-name="P24">0.<text:span text:style-name="T11">724</text:span></text:p>
          </table:table-cell>
          <table:table-cell table:style-name="Table1.A1" office:value-type="string">
            <text:p text:style-name="P24">0.<text:span text:style-name="T12">467</text:span></text:p>
          </table:table-cell>
        </table:table-row>
        <table:table-row table:style-name="Table1.1">
          <table:table-cell table:style-name="Table1.A1" office:value-type="string">
            <text:p text:style-name="P13">1000kb.txt</text:p>
          </table:table-cell>
          <table:table-cell table:style-name="Table1.A1" office:value-type="string">
            <text:p text:style-name="P25">999</text:p>
          </table:table-cell>
          <table:table-cell table:style-name="Table1.A1" office:value-type="string">
            <text:p text:style-name="P25">537</text:p>
          </table:table-cell>
          <table:table-cell table:style-name="Table1.A1" office:value-type="string">
            <text:p text:style-name="P24"><text:span text:style-name="T11">1</text:span>.<text:span text:style-name="T11">347</text:span></text:p>
          </table:table-cell>
          <table:table-cell table:style-name="Table1.A1" office:value-type="string">
            <text:p text:style-name="P26">0.848</text:p>
          </table:table-cell>
        </table:table-row>
        <table:table-row table:style-name="Table1.1">
          <table:table-cell table:style-name="Table1.A1" office:value-type="string">
            <text:p text:style-name="P13">quijote.txt</text:p>
          </table:table-cell>
          <table:table-cell table:style-name="Table1.A1" office:value-type="string">
            <text:p text:style-name="P25">2100</text:p>
          </table:table-cell>
          <table:table-cell table:style-name="Table1.A1" office:value-type="string">
            <text:p text:style-name="P25">1200</text:p>
          </table:table-cell>
          <table:table-cell table:style-name="Table1.A1" office:value-type="string">
            <text:p text:style-name="P25">2.860</text:p>
          </table:table-cell>
          <table:table-cell table:style-name="Table1.A1" office:value-type="string">
            <text:p text:style-name="P26">1.781</text:p>
          </table:table-cell>
        </table:table-row>
        <table:table-row table:style-name="Table1.1">
          <table:table-cell table:style-name="Table1.A10" office:value-type="string">
            <text:p text:style-name="P22">huf</text:p>
          </table:table-cell>
          <table:table-cell table:style-name="Table1.A10" office:value-type="string">
            <text:p text:style-name="P23">33</text:p>
          </table:table-cell>
          <table:table-cell table:style-name="Table1.A10" office:value-type="string">
            <text:p text:style-name="P23">27</text:p>
          </table:table-cell>
          <table:table-cell table:style-name="Table1.A10" office:value-type="string">
            <text:p text:style-name="P23">0.132</text:p>
          </table:table-cell>
          <table:table-cell table:style-name="Table1.A10" office:value-type="string">
            <text:p text:style-name="P23">0.0<text:span text:style-name="T10">87</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 svg:font-family="Consola"/>
    <style:font-face style:name="TeX Gyre Termes" svg:font-family="'TeX Gyre Termes'"/>
    <style:font-face style:name="Arial1"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353cm" loext:contextual-spacing="false" fo:line-height="100%" fo:text-align="justify" style:justify-single-word="false" fo:keep-together="always" fo:keep-with-next="always"/>
      <style:text-properties fo:color="#073763"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color="#073763"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564cm" fo:margin-bottom="0.353cm" loext:contextual-spacing="false" fo:line-height="100%" fo:text-align="justify" style:justify-single-word="false" fo:keep-together="always" fo:keep-with-next="always"/>
      <style:text-properties fo:color="#073763"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353cm" loext:contextual-spacing="false" fo:line-height="100%" fo:text-align="justify" style:justify-single-word="false" fo:keep-together="always" fo:keep-with-next="always"/>
      <style:text-properties fo:color="#073763"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First_20_Page" style:display-name="First Page" style:page-layout-name="Mpm2"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8-20T18:55:49.603084297</dc:date>
    <meta:editing-duration>PT1H25M18S</meta:editing-duration>
    <meta:editing-cycles>17</meta:editing-cycles>
    <meta:document-statistic meta:table-count="1" meta:image-count="0" meta:object-count="0" meta:page-count="3" meta:paragraph-count="69" meta:word-count="449" meta:character-count="2811" meta:non-whitespace-character-count="2429"/>
  </office:meta>
</office:document-meta>
</file>